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Oceangate</text:p>
      <text:p text:style-name="Standard"/>
      <text:p text:style-name="Standard">This is written on 11 October 2024 after the inquiry. And then later. Those that opposed the CEO were “of course”?? fired. The CEO has surely been 100 per cent proven to be totally “wrong”.(Or if the word “wrong” is challenged then his outcomes have been challenged. The outcome was the death of five people, and the closure of the company and many lawsuits. If this outcome was not to be desired then his choices and decisions were not favourable to the desired outcome. I would say the man was plain wrong. </text:p>
      <text:p text:style-name="Standard">However of course in this world if you doubt and are not sure of your position(s) on a variety of issues then if you do not aggressively stand your ground you will be over run,,,He saw himself as a lone pioneer pushing the envelope on deep sea scientific exploration. Of course one needs violent aggression and arrogance to maintain ones position,especially against the liberal/woke health and safety mob! </text:p>
      <text:p text:style-name="Standard">But in this instance he was plain wrong. He lost everything. If one cannot doubt ones initial presupposition and first principles, then perhaps they are not worth defending.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10-11T10:29:06.17</meta:creation-date>
    <dc:date>2024-10-13T11:28:19.02</dc:date>
    <meta:editing-duration>PT16M57S</meta:editing-duration>
    <meta:editing-cycles>2</meta:editing-cycles>
    <meta:generator>OpenOffice/4.1.15$Win32 OpenOffice.org_project/4115m2$Build-9813</meta:generator>
    <meta:document-statistic meta:table-count="0" meta:image-count="0" meta:object-count="0" meta:page-count="1" meta:paragraph-count="4" meta:word-count="189" meta:character-count="1098"/>
  </office:meta>
</office:document-meta>
</file>